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</office:font-face-decls>
  <office:automatic-styles>
    <style:style style:name="co1" style:family="table-column">
      <style:table-column-properties fo:break-before="auto" style:column-width="1.808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654in"/>
    </style:style>
    <style:style style:name="co7" style:family="table-column">
      <style:table-column-properties fo:break-before="auto" style:column-width="2.2654in"/>
    </style:style>
    <style:style style:name="co8" style:family="table-column">
      <style:table-column-properties fo:break-before="auto" style:column-width="1.72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tionPropert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ctionType</text:p>
          </table:table-cell>
          <table:table-cell office:value-type="string" calcext:value-type="string">
            <text:p>ActionTypeEnum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ert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ertPassword</text:p>
          </table:table-cell>
          <table:table-cell office:value-type="string" calcext:value-type="string">
            <text:p>strin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ertTimestampUrl</text:p>
          </table:table-cell>
          <table:table-cell office:value-type="string" calcext:value-type="string">
            <text:p>Url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SharpProject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SharpPublishProfileName</text:p>
          </table:table-cell>
          <table:table-cell office:value-type="string" calcext:value-type="string">
            <text:p>strin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SharpPublishSettings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SharpSolution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Exe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InnoScript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InnoSetupCompiler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InnoVersionVariable</text:p>
          </table:table-cell>
          <table:table-cell office:value-type="string" calcext:value-type="string">
            <text:p>strin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InputFoldername</text:p>
          </table:table-cell>
          <table:table-cell office:value-type="string" calcext:value-type="string">
            <text:p>Path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Output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OutputFoldername</text:p>
          </table:table-cell>
          <table:table-cell office:value-type="string" calcext:value-type="string">
            <text:p>Path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rojectFoldername</text:p>
          </table:table-cell>
          <table:table-cell office:value-type="string" calcext:value-type="string">
            <text:p>Path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rojectName</text:p>
          </table:table-cell>
          <table:table-cell office:value-type="string" calcext:value-type="string">
            <text:p>strin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List&lt;string&gt;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etAppVersionFilename</text:p>
          </table:table-cell>
          <table:table-cell office:value-type="string" calcext:value-type="string">
            <text:p>Filenam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WorkingPath</text:p>
          </table:table-cell>
          <table:table-cell office:value-type="string" calcext:value-type="string">
            <text:p>Path</text:p>
          </table:table-cell>
          <table:table-cell table:style-name="ce1" table:number-columns-repeated="16382"/>
        </table:table-row>
        <table:table-row table:style-name="ro1" table:number-rows-repeated="1048552">
          <table:table-cell table:number-columns-repeated="2"/>
          <table:table-cell table:style-name="ce1" table:number-columns-repeated="16382"/>
        </table:table-row>
        <table:table-row table:style-name="ro1">
          <table:table-cell table:number-columns-repeated="2"/>
          <table:table-cell table:style-name="ce1" table:number-columns-repeated="16382"/>
        </table:table-row>
      </table:table>
      <table:table table:name="CodeFunction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edsDotNet</text:p>
          </table:table-cell>
          <table:table-cell office:value-type="string" calcext:value-type="string">
            <text:p>DownloadDotN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tion</text:p>
          </table:table-cell>
          <table:table-cell table:number-columns-repeated="3" office:value-type="string" calcext:value-type="string">
            <text:p>Depend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GetLineCou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GetLin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osE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ecAndCaptureOutpu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tractMajorVersionFromInstaller</text:p>
          </table:table-cell>
          <table:table-cell office:value-type="string" calcext:value-type="string">
            <text:p>PosE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sDotnetRuntimeInstalled</text:p>
          </table:table-cell>
          <table:table-cell office:value-type="string" calcext:value-type="string">
            <text:p>ExecAndCaptureOutput</text:p>
          </table:table-cell>
          <table:table-cell office:value-type="string" calcext:value-type="string">
            <text:p>GetLine</text:p>
          </table:table-cell>
          <table:table-cell office:value-type="string" calcext:value-type="string">
            <text:p>GetLine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eedsDotNet</text:p>
          </table:table-cell>
          <table:table-cell office:value-type="string" calcext:value-type="string">
            <text:p>ExtractMajorVersionFromInstaller</text:p>
          </table:table-cell>
          <table:table-cell office:value-type="string" calcext:value-type="string">
            <text:p>IsDotnetRuntimeInstalle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InitializeWizard</text:p>
          </table:table-cell>
          <table:table-cell office:value-type="string" calcext:value-type="string">
            <text:p>NeedsDotNe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ctionProperties.A1:ActionProperties.B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Roboto1" fo:font-family="Roboto" style:font-style-name="Regular" style:font-pitch="variable" fo:font-size="10pt" style:font-name-complex="Calibri" style:font-family-complex="Calibri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06:48:09.69883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dc:creator>Daniel Patterson, MCSD</dc:creator>
    <meta:creation-date>2023-12-07T21:41:36</meta:creation-date>
    <dc:date>2026-02-09T08:47:06.500526100</dc:date>
    <meta:generator>LibreOffice/25.8.4.2$Windows_X86_64 LibreOffice_project/290daaa01b999472f0c7a3890eb6a550fd74c6df</meta:generator>
    <meta:editing-duration>PT1H50M50S</meta:editing-duration>
    <meta:editing-cycles>4</meta:editing-cycles>
    <meta:document-statistic meta:table-count="2" meta:cell-count="92" meta:object-count="0"/>
    <meta:user-defined meta:name="AppVersion">16.0300</meta:user-defined>
    <meta:user-defined meta:name="ContentTypeId">0x010100D4EFF98D9B00D844A68A9938ECBB5459</meta:user-defined>
  </office:meta>
</office:document-meta>
</file>